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cketOptionBuilder.bu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cketOptionBuilder.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cketOptionBuilder.setMultiplex( boolean multipl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cketOptionBuilder.setUpgrade( boolean upgra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cketOptionBuilder.setExtraHeaders( Map &lt; String , List &lt; String &gt; &gt; extra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cketOptionBuilder.SocketOption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cketOptionBuilder.setForceNew( boolean forceNe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cketOptionBuilder.SocketOptionBuilder( IO . Options op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ocketOptionBuilder.setReconnectionDelay( long reconnectionDel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cketOptionBuilder.setRememberUpgrade( boolean rememberUpgra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cketOptionBuilder.setPath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cketOptionBuilder.setTransports( String [ ] transpor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cketOptionBuilder.setHost( String 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cketOptionBuilder.setQuery( String que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cketOptionBuilder.setSecure( boolean secu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cketOptionBuilder.setAuth( Map &lt; String , String &gt; au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cketOptionBuilder.setPort(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cketOptionBuilder.setReconnection( boolean reconn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cketOptionBuilder.builder( IO . 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cketOptionBuilder.setHostname( String hos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cketOptionBuilder.setReconnectionDelayMax( long reconnectionDelayMa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cketOptionBuilder.setRandomizationFactor( double randomizationFa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cketOptionBuilder.setReconnectionAttempts( int reconnectionAttemp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cketOptionBuilder.setTimeout( long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cketOptionBuilder.setPolicyPort( int policy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